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Helvetica" fo:font-size="12pt" style:font-name-asian="Helvetica" style:font-size-asian="12pt" style:font-name-complex="Helvetica" style:font-size-complex="12pt"/>
    </style:style>
    <style:style style:name="P2" style:family="paragraph" style:parent-style-name="Standard">
      <style:paragraph-properties fo:line-height="15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800000" style:font-name="Helvetica" fo:font-size="12pt" style:font-name-asian="Helvetica" style:font-size-asian="12pt" style:font-name-complex="Helvetica" style:font-size-complex="12pt"/>
    </style:style>
    <style:style style:name="P3" style:family="paragraph" style:parent-style-name="Standard">
      <style:paragraph-properties fo:line-height="150%" style:text-autospace="none"/>
      <style:text-properties fo:color="#000000" style:font-name="Helvetica" fo:font-size="12pt" style:font-name-asian="Helvetica" style:font-size-asian="12pt" style:font-name-complex="Helvetica" style:font-size-complex="12pt"/>
    </style:style>
    <style:style style:name="P4" style:family="paragraph" style:parent-style-name="Standard">
      <style:paragraph-properties fo:line-height="15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Helvetica" fo:font-size="12pt" style:font-name-asian="Helvetica" style:font-size-asian="12pt" style:font-name-complex="Helvetica"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l 2004 se reunieron un grupo de personas de la Comarca del Camp de Morvedre y alrededores para formar una asociación de escaladores con dos objetivos: tener localizado un grupo de gente con la que poder realizar en nuestro tiempo libre la actividad que más nos gusta: escalar; y como segundo objetivo, montar un rocódromo donde poder practicar y entrenar, mejorando así nuestro nivel para la escalada. Con estos propósitos se constituyó en 2005 el CES, Club de Escalada Sargantana.</text:p>
      <text:p text:style-name="P1">Nuestro primer objetivo fue alcanzado rápidamente; al siguiente fin de semana ya estábamos escalando por las escuelas de escalada de la Comunidad Valenciana.</text:p>
      <text:p text:style-name="P1">Nuestro segundo objetivo (construcción de un rocódromo) fue bastante más difícil de alcanzar por diversas razones. Éramos una asociación nueva, no contábamos con el apoyo del Ayuntamiento y nuestro intereses y objetivos distaban de los del actual Centro Excursionista. Sólo quedaba una opción: montarlo por nuestra cuenta. Así, los socios del recién nacido CES, comenzamos por poner una cuota mensual que nos permitiera en un futuro poder alquilar un local y construir ahí nuestro lugar de entrenamiento. Pasó el tiempo y cada vez el club contaba con más socios que se implicaban en los objetivos, con lo que finalmente pudimos alquilar un local que compartimos durante los tres años que estuvimos allí con otra asociación. Varios paneles cedidos por socios y contribuyentes constituyeron nuestra primera instalación.</text:p>
      <text:p text:style-name="P1">Más tarde, con el dinero ahorrado de los socios y mediante la mano de obra de los mismos conseguimos comprar el material y ampliar por fin nuestro lugar de entrenamiento, el búlder llamado La Biblioteca.</text:p>
      <text:p text:style-name="P2">Fotos ampliación</text:p>
      <text:p text:style-name="P3">No resultó siempre fácil mantener el local, continuábamos sin ningún tipo de apoyo municipal, y algunos meses se hacía duro pagar la mensualidad del alquiler y el mantenimiento de la instalación, teniendo que hacer continuas derramas para solventar las dificultades económicas. Durante esos tres años estuvimos entrenando con colchones usados que la gente nos proporcionaba y consiguiendo material de otros centros cuando éstos renovaban sus instalaciones.</text:p>
      <text:p text:style-name="P1">En el 2008 se terminó el contrato de alquiler y el propietario no accedió a su renovación. Tuvimos que desmontar toda la estructura y buscar un nuevo local. Volvimos a pedir ayuda al Ayuntamiento de Sagunto y esta vez sí nos echaron una mano. El Ayuntamiento nos cedió un patio interior entre las duchas y vestuarios del polideportivo, así que pudimos guardar todo nuestro material tras abandonar el antiguo local. Ese mismo año el Ayuntamiento nos volvió a apoyar beneficiándonos con una subvención de 800 euros.</text:p>
      <text:p text:style-name="P1">A finales de año volvimos a construir el rocódromo en el espacio cedido por el ayuntamiento donde nos encontramos actualmente.</text:p>
      <text:p text:style-name="P1">Fotos del nuevo</text:p>
      <text:p text:style-name="P3">Por ello, agradecemos al Ayuntamiento y a las personas que nos han echado una mano con su colaboración cediéndonos ese espacio y aportando una ayuda econó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olina Rodrigo Alario</meta:initial-creator>
    <meta:creation-date>2010-12-23T13:05:27</meta:creation-date>
    <dc:date>2010-12-30T12:04:04</dc:date>
    <dc:creator>Carolina Rodrigo Alario</dc:creator>
    <meta:editing-duration>PT00H12M57S</meta:editing-duration>
    <meta:editing-cycles>2</meta:editing-cycles>
    <meta:generator>OpenOffice.org/3.2$Unix OpenOffice.org_project/320m12$Build-9483</meta:generator>
    <meta:document-statistic meta:table-count="0" meta:image-count="0" meta:object-count="0" meta:page-count="1" meta:paragraph-count="10" meta:word-count="468" meta:character-count="2947"/>
  </office:meta>
</office:document-meta>
</file>